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text-properties officeooo:rsid="000bb2cc" officeooo:paragraph-rsid="000bb2cc"/>
    </style:style>
    <style:style style:name="P2" style:family="paragraph" style:parent-style-name="Footer">
      <style:paragraph-properties fo:text-align="end" style:justify-single-word="false"/>
      <style:text-properties officeooo:rsid="000bb2cc" officeooo:paragraph-rsid="000bb2cc"/>
    </style:style>
    <style:style style:name="P3" style:family="paragraph" style:parent-style-name="Text_20_body">
      <style:text-properties officeooo:rsid="000a10c4" officeooo:paragraph-rsid="000a0657"/>
    </style:style>
    <style:style style:name="P4" style:family="paragraph" style:parent-style-name="Standard">
      <style:text-properties style:font-name="Liberation Mono" fo:font-size="8pt" officeooo:paragraph-rsid="000e6617" style:font-size-asian="8pt" style:font-size-complex="8pt"/>
    </style:style>
    <style:style style:name="P5" style:family="paragraph" style:parent-style-name="Preformatted_20_Text">
      <style:text-properties style:font-name="Liberation Mono" fo:font-size="8pt" officeooo:rsid="006104f6" officeooo:paragraph-rsid="000e6617" style:font-size-asian="8pt" style:font-size-complex="8pt"/>
    </style:style>
    <style:style style:name="P6" style:family="paragraph" style:parent-style-name="Preformatted_20_Text">
      <style:text-properties style:font-name="Liberation Mono" fo:font-size="8pt" officeooo:paragraph-rsid="000e6617" style:font-size-asian="8pt" style:font-size-complex="8pt"/>
    </style:style>
    <style:style style:name="P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Mono" fo:font-size="8pt" officeooo:rsid="002e4820" officeooo:paragraph-rsid="000e6617" style:font-size-asian="8pt" style:font-size-complex="8pt"/>
    </style:style>
    <style:style style:name="P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true" fo:text-align="start" style:justify-single-word="false" fo:text-indent="0cm" style:auto-text-indent="false" style:page-number="auto" fo:background-color="transparent"/>
      <style:text-properties officeooo:paragraph-rsid="000e6617"/>
    </style:style>
    <style:style style:name="P9" style:family="paragraph" style:parent-style-name="Preformatted_20_Text">
      <loext:graphic-properties draw:fill="none"/>
      <style:paragraph-properties fo:margin-left="0cm" fo:margin-right="0cm" fo:margin-top="0cm" fo:margin-bottom="0cm" loext:contextual-spacing="true" fo:text-align="start" style:justify-single-word="false" fo:text-indent="0cm" style:auto-text-indent="false" fo:background-color="transparent"/>
      <style:text-properties officeooo:paragraph-rsid="000e6617"/>
    </style:style>
    <style:style style:name="T1" style:family="text">
      <style:text-properties officeooo:rsid="003dac5a"/>
    </style:style>
    <style:style style:name="T2" style:family="text">
      <style:text-properties officeooo:rsid="005d96ea"/>
    </style:style>
    <style:style style:name="T3" style:family="text">
      <style:text-properties officeooo:rsid="006104f6"/>
    </style:style>
    <style:style style:name="T4" style:family="text">
      <style:text-properties officeooo:rsid="0068d6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; Nota: per eseguire il codice è sufficiente incollarlo dentro una pagina di</text:p>
      <text:p text:style-name="P9">; Libre Office Writer in cui sia stata installata la ToolBar LibreLogo <text:span text:style-name="T1">e poi premere sul bottone verde</text:span>. </text:p>
      <text:p text:style-name="P7">; Viene <text:span text:style-name="T2">chiesta una parola (maschile) e viene attribuito l'articolo indeterminativo</text:span></text:p>
      <text:p text:style-name="P7">; <text:span text:style-name="T3">E perché non un automa 3.1.1</text:span></text:p>
      <text:p text:style-name="P7">; <text:span text:style-name="T4">Copyright Stefano Penge 2017</text:span></text:p>
      <text:p text:style-name="P7">; <text:span text:style-name="T4">Released under GPL v.3.0</text:span></text:p>
      <text:p text:style-name="P6"/>
      <text:p text:style-name="P6">TO <text:span text:style-name="T3">domanda</text:span></text:p>
      <text:p text:style-name="P6">HIDETURTLE</text:p>
      <text:p text:style-name="P6">:parola = INPUT “Parola?”</text:p>
      <text:p text:style-name="P6">PRINT <text:s/>articolo :parola</text:p>
      <text:p text:style-name="P6">END</text:p>
      <text:p text:style-name="P6"/>
      <text:p text:style-name="P6">TO articolo :parola</text:p>
      <text:p text:style-name="P6"><text:tab/>OUTPUT trova_articolo (trova_tipo :parola)</text:p>
      <text:p text:style-name="P6">END</text:p>
      <text:p text:style-name="P6"/>
      <text:p text:style-name="P6"/>
      <text:p text:style-name="P6">TO trova_tipo :parola </text:p>
      <text:p text:style-name="P6">IF (inizia_vocale_strana :parola) [ OUTPUT “eccezione” ] ; uno</text:p>
      <text:p text:style-name="P6">IF (inizia_vocale :parola) [ OUTPUT “base” ] ; un</text:p>
      <text:p text:style-name="P6">IF (inizia_consonante_strana :parola) [ OUTPUT “eccezione” ] ; uno</text:p>
      <text:p text:style-name="P6">IF (inizia_consonante :parola) [ OUTPUT “base” ]</text:p>
      <text:p text:style-name="P6">OUTPUT "BOH"</text:p>
      <text:p text:style-name="P6">END</text:p>
      <text:p text:style-name="P6"/>
      <text:p text:style-name="P6">TO <text:s/>trova_articolo :tipo</text:p>
      <text:p text:style-name="P6">IF (:tipo == “base”) [ </text:p>
      <text:p text:style-name="P6"><text:tab/>OUTPUT “un” </text:p>
      <text:p text:style-name="P6">][ </text:p>
      <text:p text:style-name="P6"><text:tab/>IF (:tipo == “eccezione”)[ </text:p>
      <text:p text:style-name="P6"><text:tab/><text:tab/>OUTPUT “uno” </text:p>
      <text:p text:style-name="P6"><text:tab/>][ </text:p>
      <text:p text:style-name="P6"><text:tab/><text:tab/>OUTPUT :tipo </text:p>
      <text:p text:style-name="P6"><text:tab/>] </text:p>
      <text:p text:style-name="P6">]</text:p>
      <text:p text:style-name="P6">END</text:p>
      <text:p text:style-name="P6"/>
      <text:p text:style-name="P6">TO inizia_vocale :parola</text:p>
      <text:p text:style-name="P6"><text:tab/>:vocali = [“a”,“e”,“i”,“o”,“u”]</text:p>
      <text:p text:style-name="P6"><text:tab/>:iniziale = trova_iniziale(:parola,0)</text:p>
      <text:p text:style-name="P6"><text:tab/>FOR :lettera IN [“a”,“e”,“i”,“o”,“u”] [ </text:p>
      <text:p text:style-name="P6"><text:tab/><text:tab/>IF <text:s/>(:iniziale == :lettera)[ OUTPUT TRUE ]</text:p>
      <text:p text:style-name="P4"><text:tab/>]</text:p>
      <text:p text:style-name="P6"><text:tab/>OUTPUT FALSE</text:p>
      <text:p text:style-name="P6">END</text:p>
      <text:p text:style-name="P6"/>
      <text:p text:style-name="P6">TO inizia_vocale_strana :parola</text:p>
      <text:p text:style-name="P6"><text:tab/>:iniziale = trova_iniziale(:parola,0)</text:p>
      <text:p text:style-name="P6"><text:tab/>:semivocale = “i”</text:p>
      <text:p text:style-name="P6"><text:tab/>IF <text:s/>(:iniziale == :semivocale)[</text:p>
      <text:p text:style-name="P6"><text:tab/><text:tab/>:vocali = [“a”,“e”,“o”,“u”]</text:p>
      <text:p text:style-name="P6"><text:tab/><text:tab/>:seconda = trova_iniziale <text:s/>(:parola,2)</text:p>
      <text:p text:style-name="P6"><text:tab/><text:tab/>FOR :lettera IN :vocali [ </text:p>
      <text:p text:style-name="P6"><text:tab/><text:tab/><text:tab/>IF <text:s/>(:seconda == :lettera)[ OUTPUT TRUE ]</text:p>
      <text:p text:style-name="P4"><text:tab/><text:tab/>]</text:p>
      <text:p text:style-name="P6"><text:tab/><text:tab/>OUTPUT FALSE</text:p>
      <text:p text:style-name="P4"><text:tab/>]</text:p>
      <text:p text:style-name="P6"><text:tab/>OUTPUT FALSE</text:p>
      <text:p text:style-name="P6">END</text:p>
      <text:p text:style-name="P6"/>
      <text:p text:style-name="P6">TO inizia_consonante :parola </text:p>
      <text:p text:style-name="P6">:consonanti = [“b”,“c”,“d”,“f”,“g”,“h”,“l”,“m”,“n”,“p”,“q”,“r”,“s”,“t”,“v”]</text:p>
      <text:p text:style-name="P6">:iniziale = trova_iniziale(:parola,0)</text:p>
      <text:p text:style-name="P6">FOR :lettera IN <text:s/>:consonanti [ </text:p>
      <text:p text:style-name="P6"><text:tab/>IF <text:s/>(:iniziale == :lettera)[ OUTPUT TRUE ] </text:p>
      <text:p text:style-name="P6">]</text:p>
      <text:p text:style-name="P6">OUTPUT FALSE</text:p>
      <text:p text:style-name="P6">END</text:p>
      <text:p text:style-name="P6"/>
      <text:p text:style-name="P6">TO inizia_consonante_strana :parola</text:p>
      <text:p text:style-name="P6">:iniziale = trova_iniziale (:parola,0)</text:p>
      <text:p text:style-name="P6">IF <text:s/>(:iniziale == “z”)[<text:tab/>OUTPUT TRUE ][</text:p>
      <text:p text:style-name="P6"><text:soft-page-break/><text:tab/>:iniziali = trova_iniziali (:parola, 2)</text:p>
      <text:p text:style-name="P6"><text:tab/>:consonanti = [“gn”,“pn”,“sc”,“sf”,“sq”,“st”]</text:p>
      <text:p text:style-name="P6"><text:tab/>FOR :coppia IN :consonanti [ </text:p>
      <text:p text:style-name="P6"><text:tab/><text:tab/>IF <text:s/>(:coppia == :iniziali)[ OUTPUT TRUE <text:tab/>]</text:p>
      <text:p text:style-name="P6"><text:tab/>]</text:p>
      <text:p text:style-name="P4">]</text:p>
      <text:p text:style-name="P6">OUTPUT FALSE</text:p>
      <text:p text:style-name="P6">END</text:p>
      <text:p text:style-name="P6"/>
      <text:p text:style-name="P6">TO trova_iniziale :parola :indice</text:p>
      <text:p text:style-name="P6"><text:tab/>p = :parola</text:p>
      <text:p text:style-name="P6"><text:tab/>OUTPUT p[:indice]</text:p>
      <text:p text:style-name="P6">END</text:p>
      <text:p text:style-name="P6"/>
      <text:p text:style-name="P6">TO trova_iniziali :parola :quante</text:p>
      <text:p text:style-name="P6"><text:tab/>p = :parola</text:p>
      <text:p text:style-name="P6"><text:tab/>q = :quante</text:p>
      <text:p text:style-name="P6"><text:tab/>OUTPUT p[0:q]</text:p>
      <text:p text:style-name="P6">END</text:p>
      <text:p text:style-name="P6"/>
      <text:p text:style-name="P5">domanda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style:paragraph-properties fo:margin-left="0.199cm" fo:margin-right="0cm" fo:margin-top="0cm" fo:margin-bottom="0cm" loext:contextual-spacing="true" fo:text-align="start" style:justify-single-word="false" fo:text-indent="0cm" style:auto-text-indent="false" style:page-number="auto"/>
      <style:text-properties style:font-name="Liberation Mono" fo:font-family="'Liberation Mono'" style:font-family-generic="modern" style:font-pitch="fixed" fo:font-size="8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b2cc" officeooo:paragraph-rsid="000bb2cc"/>
    </style:style>
    <style:style style:name="MP2" style:family="paragraph" style:parent-style-name="Footer">
      <style:paragraph-properties fo:text-align="end" style:justify-single-word="false"/>
      <style:text-properties officeooo:rsid="000bb2cc" officeooo:paragraph-rsid="000bb2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Pag. 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9:27:03.352774205</meta:creation-date>
    <meta:editing-duration>PT38S</meta:editing-duration>
    <meta:editing-cycles>2</meta:editing-cycles>
    <meta:generator>LibreOffice/5.1.6.2.0$Linux_X86_64 LibreOffice_project/10$Build-2</meta:generator>
    <dc:title>default</dc:title>
    <meta:initial-creator>stefano </meta:initial-creator>
    <dc:date>2017-11-28T19:27:41.351956455</dc:date>
    <dc:creator>stefano </dc:creator>
    <meta:document-statistic meta:table-count="0" meta:image-count="0" meta:object-count="0" meta:page-count="2" meta:paragraph-count="83" meta:word-count="295" meta:character-count="2045" meta:non-whitespace-character-count="1760"/>
    <meta:template xlink:type="simple" xlink:actuate="onRequest" xlink:title="default" xlink:href="../../../../stefano/.config/libreoffice/4/user/template/default.ott" meta:date="2017-11-28T19:27:02.582600597"/>
  </office:meta>
</office:document-meta>
</file>